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Test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est.MyTest( int property , MyEnum enum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Test.setMyEnum( EnumInterface my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est.My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Test.getMy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1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Tes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